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style:text-underline-style="solid" style:text-underline-width="auto" style:text-underline-color="font-color" fo:font-weight="bold" officeooo:rsid="0001ed42" officeooo:paragraph-rsid="0001ed42" style:font-weight-asian="bold" style:font-weight-complex="bold"/>
    </style:style>
    <style:style style:name="P2" style:family="paragraph" style:parent-style-name="Standard" style:list-style-name="L5">
      <style:text-properties style:text-underline-style="solid" style:text-underline-width="auto" style:text-underline-color="font-color" fo:font-weight="bold" officeooo:rsid="0001ed42" officeooo:paragraph-rsid="000954a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954a4" officeooo:paragraph-rsid="000954a4" style:font-weight-asian="bold" style:font-weight-complex="bold"/>
    </style:style>
    <style:style style:name="P4" style:family="paragraph" style:parent-style-name="Standard" style:list-style-name="L2">
      <style:text-properties style:text-underline-style="solid" style:text-underline-width="auto" style:text-underline-color="font-color" fo:font-weight="bold" officeooo:rsid="000954a4" officeooo:paragraph-rsid="000954a4" style:font-weight-asian="bold" style:font-weight-complex="bold"/>
    </style:style>
    <style:style style:name="P5" style:family="paragraph" style:parent-style-name="Standard" style:list-style-name="L2">
      <style:text-properties style:text-underline-style="solid" style:text-underline-width="auto" style:text-underline-color="font-color" fo:font-weight="bold" officeooo:rsid="000c45da" officeooo:paragraph-rsid="000c45da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c45da" officeooo:paragraph-rsid="000c45da" style:font-weight-asian="bold" style:font-weight-complex="bold"/>
    </style:style>
    <style:style style:name="P7" style:family="paragraph" style:parent-style-name="Standard" style:list-style-name="L2">
      <style:text-properties style:text-underline-style="solid" style:text-underline-width="auto" style:text-underline-color="font-color" fo:font-weight="bold" officeooo:rsid="000c4c3b" officeooo:paragraph-rsid="000c4c3b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e1a9c" officeooo:paragraph-rsid="000e1a9c" style:font-weight-asian="bold" style:font-weight-complex="bold"/>
    </style:style>
    <style:style style:name="P9" style:family="paragraph" style:parent-style-name="Standard" style:list-style-name="L2">
      <style:text-properties style:text-underline-style="solid" style:text-underline-width="auto" style:text-underline-color="font-color" fo:font-weight="bold" officeooo:rsid="00145330" officeooo:paragraph-rsid="00145330" style:font-weight-asian="bold" style:font-weight-complex="bold"/>
    </style:style>
    <style:style style:name="P10" style:family="paragraph" style:parent-style-name="Standard" style:list-style-name="L3">
      <style:text-properties officeooo:paragraph-rsid="00030811"/>
    </style:style>
    <style:style style:name="P11" style:family="paragraph" style:parent-style-name="Standard" style:list-style-name="L3">
      <style:text-properties officeooo:rsid="0001ed42" officeooo:paragraph-rsid="0001ed42"/>
    </style:style>
    <style:style style:name="P12" style:family="paragraph" style:parent-style-name="Standard">
      <style:text-properties officeooo:rsid="0001ed42" officeooo:paragraph-rsid="0001ed42"/>
    </style:style>
    <style:style style:name="P13" style:family="paragraph" style:parent-style-name="Standard">
      <style:paragraph-properties fo:text-align="center" style:justify-single-word="false"/>
      <style:text-properties officeooo:rsid="0001ed42" officeooo:paragraph-rsid="000954a4"/>
    </style:style>
    <style:style style:name="P14" style:family="paragraph" style:parent-style-name="Standard" style:list-style-name="L3">
      <style:text-properties fo:font-style="italic" officeooo:rsid="0001ed42" officeooo:paragraph-rsid="0001ed42" style:font-style-asian="italic" style:font-style-complex="italic"/>
    </style:style>
    <style:style style:name="P15" style:family="paragraph" style:parent-style-name="Standard" style:list-style-name="L2">
      <style:text-properties fo:font-style="italic" style:text-underline-style="none" fo:font-weight="normal" officeooo:rsid="000c4c3b" officeooo:paragraph-rsid="000c4c3b" style:font-style-asian="italic" style:font-weight-asian="normal" style:font-style-complex="italic" style:font-weight-complex="normal"/>
    </style:style>
    <style:style style:name="P16" style:family="paragraph" style:parent-style-name="Standard" style:list-style-name="L2">
      <style:text-properties fo:font-style="italic" style:text-underline-style="none" fo:font-weight="normal" officeooo:rsid="000e1a9c" officeooo:paragraph-rsid="000e1a9c" style:font-style-asian="italic" style:font-weight-asian="normal" style:font-style-complex="italic" style:font-weight-complex="normal"/>
    </style:style>
    <style:style style:name="P17" style:family="paragraph" style:parent-style-name="Standard" style:list-style-name="L3">
      <style:text-properties fo:font-style="normal" officeooo:rsid="0001ed42" officeooo:paragraph-rsid="0001ed42" style:font-style-asian="normal" style:font-style-complex="normal"/>
    </style:style>
    <style:style style:name="P18" style:family="paragraph" style:parent-style-name="Standard" style:list-style-name="L3">
      <style:text-properties fo:font-style="normal" officeooo:rsid="00030811" officeooo:paragraph-rsid="00030811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style="normal" officeooo:rsid="00030811" officeooo:paragraph-rsid="000954a4" style:font-style-asian="normal" style:font-style-complex="normal"/>
    </style:style>
    <style:style style:name="P20" style:family="paragraph" style:parent-style-name="Standard" style:list-style-name="L3">
      <style:text-properties fo:font-style="normal" officeooo:rsid="00067d85" officeooo:paragraph-rsid="00067d85" style:font-style-asian="normal" style:font-style-complex="normal"/>
    </style:style>
    <style:style style:name="P21" style:family="paragraph" style:parent-style-name="Standard">
      <style:text-properties fo:font-style="normal" officeooo:rsid="00067d85" officeooo:paragraph-rsid="00067d85" style:font-style-asian="normal" style:font-style-complex="normal"/>
    </style:style>
    <style:style style:name="P22" style:family="paragraph" style:parent-style-name="Standard" style:list-style-name="L3">
      <style:text-properties fo:font-style="normal" officeooo:rsid="00076d19" officeooo:paragraph-rsid="00076d19" style:font-style-asian="normal" style:font-style-complex="normal"/>
    </style:style>
    <style:style style:name="P23" style:family="paragraph" style:parent-style-name="Standard">
      <style:text-properties fo:font-style="normal" officeooo:rsid="00076d19" officeooo:paragraph-rsid="00076d19" style:font-style-asian="normal" style:font-style-complex="normal"/>
    </style:style>
    <style:style style:name="P24" style:family="paragraph" style:parent-style-name="Standard" style:list-style-name="L3">
      <style:text-properties fo:font-style="normal" officeooo:rsid="000954a4" officeooo:paragraph-rsid="000954a4" style:font-style-asian="normal" style:font-style-complex="normal"/>
    </style:style>
    <style:style style:name="P25" style:family="paragraph" style:parent-style-name="Standard">
      <style:text-properties fo:font-style="normal" style:text-underline-style="solid" style:text-underline-width="auto" style:text-underline-color="font-color" fo:font-weight="bold" officeooo:rsid="0001ed42" officeooo:paragraph-rsid="000a5aa4" style:font-style-asian="normal" style:font-weight-asian="bold" style:font-style-complex="normal" style:font-weight-complex="bold"/>
    </style:style>
    <style:style style:name="P26" style:family="paragraph" style:parent-style-name="Standard" style:list-style-name="L2">
      <style:text-properties fo:font-style="normal" style:text-underline-style="solid" style:text-underline-width="auto" style:text-underline-color="font-color" fo:font-weight="bold" officeooo:rsid="000c45da" officeooo:paragraph-rsid="000c45da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style:text-underline-style="solid" style:text-underline-width="auto" style:text-underline-color="font-color" fo:font-weight="bold" officeooo:rsid="000c45da" officeooo:paragraph-rsid="000fb918" style:font-style-asian="normal" style:font-weight-asian="bold" style:font-style-complex="normal" style:font-weight-complex="bold"/>
    </style:style>
    <style:style style:name="P28" style:family="paragraph" style:parent-style-name="Standard" style:list-style-name="L2">
      <style:text-properties fo:font-style="normal" style:text-underline-style="solid" style:text-underline-width="auto" style:text-underline-color="font-color" fo:font-weight="bold" officeooo:rsid="000e1a9c" officeooo:paragraph-rsid="000e1a9c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style:text-underline-style="solid" style:text-underline-width="auto" style:text-underline-color="font-color" fo:font-weight="bold" officeooo:rsid="000fb918" officeooo:paragraph-rsid="000fb918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style:text-underline-style="solid" style:text-underline-width="auto" style:text-underline-color="font-color" fo:font-weight="bold" officeooo:rsid="000fb918" officeooo:paragraph-rsid="00145330" style:font-style-asian="normal" style:font-weight-asian="bold" style:font-style-complex="normal" style:font-weight-complex="bold"/>
    </style:style>
    <style:style style:name="P31" style:family="paragraph" style:parent-style-name="Standard" style:list-style-name="L2">
      <style:text-properties fo:font-style="normal" style:text-underline-style="none" fo:font-weight="bold" officeooo:rsid="000c45da" officeooo:paragraph-rsid="000c45da" style:font-style-asian="normal" style:font-weight-asian="bold" style:font-style-complex="normal" style:font-weight-complex="bold"/>
    </style:style>
    <style:style style:name="P32" style:family="paragraph" style:parent-style-name="Standard" style:list-style-name="L2">
      <style:text-properties fo:font-style="normal" style:text-underline-style="none" fo:font-weight="bold" officeooo:rsid="000e1a9c" officeooo:paragraph-rsid="000e1a9c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style:text-underline-style="none" fo:font-weight="bold" officeooo:rsid="000e1a9c" officeooo:paragraph-rsid="000e1a9c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style:text-underline-style="none" fo:font-weight="bold" officeooo:rsid="000fb918" officeooo:paragraph-rsid="000fb918" style:font-style-asian="normal" style:font-weight-asian="bold" style:font-style-complex="normal" style:font-weight-complex="bold"/>
    </style:style>
    <style:style style:name="P35" style:family="paragraph" style:parent-style-name="Standard" style:list-style-name="L2">
      <style:text-properties fo:font-style="normal" style:text-underline-style="none" fo:font-weight="normal" officeooo:rsid="000e1a9c" officeooo:paragraph-rsid="000e1a9c" style:font-style-asian="normal" style:font-weight-asian="normal" style:font-style-complex="normal" style:font-weight-complex="normal"/>
    </style:style>
    <style:style style:name="P36" style:family="paragraph" style:parent-style-name="Standard" style:list-style-name="L2">
      <style:text-properties fo:font-style="normal" style:text-underline-style="none" fo:font-weight="normal" officeooo:rsid="000e1a9c" officeooo:paragraph-rsid="000e295b" style:font-style-asian="normal" style:font-weight-asian="normal" style:font-style-complex="normal" style:font-weight-complex="normal"/>
    </style:style>
    <style:style style:name="P37" style:family="paragraph" style:parent-style-name="Standard" style:list-style-name="L2">
      <style:text-properties fo:font-style="normal" style:text-underline-style="none" fo:font-weight="normal" officeooo:rsid="000e295b" officeooo:paragraph-rsid="000e295b" style:font-style-asian="normal" style:font-weight-asian="normal" style:font-style-complex="normal" style:font-weight-complex="normal"/>
    </style:style>
    <style:style style:name="P38" style:family="paragraph" style:parent-style-name="Standard" style:list-style-name="L2">
      <style:text-properties fo:font-style="normal" style:text-underline-style="none" fo:font-weight="normal" officeooo:rsid="000e295b" officeooo:paragraph-rsid="0011658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0e295b" officeooo:paragraph-rsid="000e295b" style:font-style-asian="normal" style:font-weight-asian="normal" style:font-style-complex="normal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0fb918" officeooo:paragraph-rsid="000fb91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116580" officeooo:paragraph-rsid="00116580" style:font-style-asian="normal" style:font-weight-asian="normal" style:font-style-complex="normal" style:font-weight-complex="normal"/>
    </style:style>
    <style:style style:name="P42" style:family="paragraph" style:parent-style-name="Standard" style:list-style-name="L2">
      <style:text-properties fo:font-style="normal" style:text-underline-style="none" fo:font-weight="normal" officeooo:rsid="00116580" officeooo:paragraph-rsid="00116580" style:font-style-asian="normal" style:font-weight-asian="normal" style:font-style-complex="normal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1c321" officeooo:paragraph-rsid="0011c321" style:font-style-asian="normal" style:font-weight-asian="normal" style:font-style-complex="normal" style:font-weight-complex="normal"/>
    </style:style>
    <style:style style:name="P44" style:family="paragraph" style:parent-style-name="Standard" style:list-style-name="L2">
      <style:text-properties fo:font-style="normal" style:text-underline-style="none" fo:font-weight="normal" officeooo:rsid="0011c321" officeooo:paragraph-rsid="0011c321" style:font-style-asian="normal" style:font-weight-asian="normal" style:font-style-complex="normal" style:font-weight-complex="normal"/>
    </style:style>
    <style:style style:name="P45" style:family="paragraph" style:parent-style-name="Standard" style:list-style-name="L3">
      <style:text-properties officeooo:rsid="0004811f" officeooo:paragraph-rsid="0004811f"/>
    </style:style>
    <style:style style:name="P46" style:family="paragraph" style:parent-style-name="Standard">
      <style:text-properties officeooo:paragraph-rsid="000954a4"/>
    </style:style>
    <style:style style:name="P47" style:family="paragraph" style:parent-style-name="Standard" style:list-style-name="L3">
      <style:text-properties officeooo:rsid="000954a4" officeooo:paragraph-rsid="000954a4"/>
    </style:style>
    <style:style style:name="P48" style:family="paragraph" style:parent-style-name="Standard" style:list-style-name="L3">
      <style:text-properties officeooo:rsid="000a5aa4" officeooo:paragraph-rsid="000a5aa4"/>
    </style:style>
    <style:style style:name="P49" style:family="paragraph" style:parent-style-name="Standard">
      <style:text-properties officeooo:paragraph-rsid="000a5aa4"/>
    </style:style>
    <style:style style:name="P50" style:family="paragraph" style:parent-style-name="Standard">
      <style:text-properties officeooo:paragraph-rsid="000c45da"/>
    </style:style>
    <style:style style:name="P51" style:family="paragraph" style:parent-style-name="Standard" style:list-style-name="L6">
      <style:text-properties officeooo:paragraph-rsid="000c45da"/>
    </style:style>
    <style:style style:name="P52" style:family="paragraph" style:parent-style-name="Standard">
      <style:text-properties officeooo:rsid="000c45da" officeooo:paragraph-rsid="000c45da"/>
    </style:style>
    <style:style style:name="P53" style:family="paragraph" style:parent-style-name="Standard" style:list-style-name="L9">
      <style:text-properties officeooo:paragraph-rsid="000c45da"/>
    </style:style>
    <style:style style:name="P54" style:family="paragraph" style:parent-style-name="Standard" style:list-style-name="L2">
      <style:text-properties style:text-underline-style="none" fo:font-weight="normal" officeooo:rsid="000c4c3b" officeooo:paragraph-rsid="000c4c3b" style:font-weight-asian="normal" style:font-weight-complex="normal"/>
    </style:style>
    <style:style style:name="P55" style:family="paragraph" style:parent-style-name="Standard" style:list-style-name="L2">
      <style:text-properties officeooo:rsid="000fb918" officeooo:paragraph-rsid="000fb918"/>
    </style:style>
    <style:style style:name="P56" style:family="paragraph" style:parent-style-name="Standard" style:list-style-name="L2">
      <style:text-properties officeooo:rsid="0012a46e" officeooo:paragraph-rsid="0012a46e"/>
    </style:style>
    <style:style style:name="P57" style:family="paragraph" style:parent-style-name="Standard">
      <style:text-properties officeooo:rsid="0012a46e" officeooo:paragraph-rsid="0012a46e"/>
    </style:style>
    <style:style style:name="P58" style:family="paragraph" style:parent-style-name="Standard" style:list-style-name="L2">
      <style:text-properties officeooo:rsid="00145330" officeooo:paragraph-rsid="00145330"/>
    </style:style>
    <style:style style:name="P59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ed42" officeooo:paragraph-rsid="0001ed42" style:font-size-asian="16pt" style:font-weight-asian="bold" style:font-size-complex="16pt" style:font-weight-complex="bold"/>
    </style:style>
    <style:style style:name="P60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295b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fb918" style:font-weight-asian="normal" style:font-weight-complex="normal"/>
    </style:style>
    <style:style style:name="T5" style:family="text">
      <style:text-properties style:text-underline-style="none" fo:font-weight="normal" officeooo:rsid="00145330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0fb918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e295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fb918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1c321" style:font-style-asian="italic" style:font-weight-asian="normal" style:font-style-complex="italic" style:font-weight-complex="normal"/>
    </style:style>
    <style:style style:name="T13" style:family="text">
      <style:text-properties officeooo:rsid="00030811"/>
    </style:style>
    <style:style style:name="T14" style:family="text">
      <style:text-properties fo:font-style="normal" officeooo:rsid="0001ed42" style:font-style-asian="normal" style:font-style-complex="normal"/>
    </style:style>
    <style:style style:name="T15" style:family="text">
      <style:text-properties fo:font-style="normal" officeooo:rsid="0004811f" style:font-style-asian="normal" style:font-style-complex="normal"/>
    </style:style>
    <style:style style:name="T16" style:family="text">
      <style:text-properties fo:font-style="normal" officeooo:rsid="00067d85" style:font-style-asian="normal" style:font-style-complex="normal"/>
    </style:style>
    <style:style style:name="T17" style:family="text">
      <style:text-properties fo:font-style="normal" officeooo:rsid="000954a4" style:font-style-asian="normal" style:font-style-complex="normal"/>
    </style:style>
    <style:style style:name="T18" style:family="text">
      <style:text-properties fo:font-style="normal" officeooo:rsid="000c45da" style:font-style-asian="normal" style:font-style-complex="normal"/>
    </style:style>
    <style:style style:name="T19" style:family="text">
      <style:text-properties fo:font-style="normal" fo:font-weight="bold" officeooo:rsid="00076d19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01ed42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04811f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0c4c3b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0e295b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45330" style:font-style-asian="normal" style:font-weight-asian="normal" style:font-style-complex="normal" style:font-weight-complex="normal"/>
    </style:style>
    <style:style style:name="T26" style:family="text">
      <style:text-properties officeooo:rsid="0004811f"/>
    </style:style>
    <style:style style:name="T27" style:family="text">
      <style:text-properties officeooo:rsid="00067d85"/>
    </style:style>
    <style:style style:name="T28" style:family="text">
      <style:text-properties officeooo:rsid="00076d19"/>
    </style:style>
    <style:style style:name="T29" style:family="text">
      <style:text-properties fo:font-weight="bold" officeooo:rsid="00076d19" style:font-weight-asian="bold" style:font-weight-complex="bold"/>
    </style:style>
    <style:style style:name="T30" style:family="text">
      <style:text-properties fo:font-weight="bold" officeooo:rsid="000a5aa4" style:font-weight-asian="bold" style:font-weight-complex="bold"/>
    </style:style>
    <style:style style:name="T31" style:family="text">
      <style:text-properties officeooo:rsid="000a5aa4"/>
    </style:style>
    <style:style style:name="T32" style:family="text">
      <style:text-properties officeooo:rsid="000c45da"/>
    </style:style>
    <style:style style:name="T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officeooo:rsid="000e295b"/>
    </style:style>
    <style:style style:name="T35" style:family="text">
      <style:text-properties officeooo:rsid="000fb918"/>
    </style:style>
    <style:style style:name="T36" style:family="text">
      <style:text-properties officeooo:rsid="001453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4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cro Controller:</text:p>
      <text:list xml:id="list1159893728" text:style-name="L3">
        <text:list-header>
          <text:p text:style-name="P11"/>
        </text:list-header>
        <text:list-item>
          <text:p text:style-name="P11">It was discussed with team members and it was decided the raspberry pi would be a valid option for the neural network and arcade game, both of which are run in Python</text:p>
          <text:p text:style-name="P11"/>
        </text:list-item>
        <text:list-item>
          <text:p text:style-name="P45">Based on RS overview of Raspberry Pi <text:span text:style-name="T27">and tutorials on neural networks and the Raspberry Pi,</text:span> <text:span text:style-name="T27">the project </text:span>needs a minimum of Raspberry Pi <text:span text:style-name="T27">3</text:span> Model B. <text:span text:style-name="T27">It may run on the Raspberry Pi 2 Model B but the price only differs by at most by &lt;£1 in all stores</text:span></text:p>
        </text:list-item>
      </text:list>
      <text:p text:style-name="P12"/>
      <text:list xml:id="list163739303131286" text:continue-numbering="true" text:style-name="L3">
        <text:list-item>
          <text:list>
            <text:list-item>
              <text:p text:style-name="P14">Prices:</text:p>
              <text:list>
                <text:list-item>
                  <text:p text:style-name="P17"><draw:frame text:anchor-type="paragraph" draw:z-index="0" draw:name="Shape1" draw:style-name="gr1" draw:text-style-name="P60" svg:width="3.043cm" svg:height="2.488cm" svg:x="14.73cm" svg:y="0.452cm"><draw:text-box><text:p>£34.07</text:p><text:p>£37.50</text:p><text:p>£36.11</text:p><text:p>£34.50</text:p><text:p>£34.50</text:p></draw:text-box></draw:frame>Model 3 B+ : 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<text:span text:style-name="T14">£</text:span>34.07<text:span text:style-name="T14"> (</text:span><text:a xlink:type="simple" xlink:href="https://uk.rs-online.com/web/p/processor-microcontroller-development-kits/1373331?src=raspberrypi" text:style-name="Internet_20_link" text:visited-style-name="Visited_20_Internet_20_Link"><text:span text:style-name="T14">RS</text:span></text:a><text:span text:style-name="T14">)</text:span><text:span text:style-name="T15">(Free) <text:s text:c="4"/></text:span></text:p>
                                    </text:list-item>
                                    <text:list-item>
                                      <text:p text:style-name="P17">£34.00(<text:a xlink:type="simple" xlink:href="https://www.modmypi.com/raspberry-pi/raspberry-pi-a-plusb-plus23-1015/rpi3-model-b-plus/raspberry-pi-3-model-b-plus?src=raspberrypi" text:style-name="Internet_20_link" text:visited-style-name="Visited_20_Internet_20_Link">ModMyPi</text:a>)<text:span text:style-name="T13">(£3.50)</text:span></text:p>
                                    </text:list-item>
                                    <text:list-item>
                                      <text:p text:style-name="P17"><text:span text:style-name="T13">£36.11</text:span>(<text:a xlink:type="simple" xlink:href="https://cpc.farnell.com/raspberry-pi/2773729/raspberry-pi-3-model-b/dp/SC14882" text:style-name="Internet_20_link" text:visited-style-name="Visited_20_Internet_20_Link">Farnell</text:a>)<text:span text:style-name="T13">(Free)</text:span></text:p>
                                    </text:list-item>
                                    <text:list-item>
                                      <text:p text:style-name="P18">£32.00(<text:a xlink:type="simple" xlink:href="https://shop.pimoroni.com/products/raspberry-pi-3-b-plus?src=raspberrypi" text:style-name="Internet_20_link" text:visited-style-name="Visited_20_Internet_20_Link">Pimoroni</text:a>)(£2.50 postage)</text:p>
                                    </text:list-item>
                                    <text:list-item>
                                      <text:p text:style-name="P18">£32.00(<text:a xlink:type="simple" xlink:href="https://thepihut.com/products/raspberry-pi-3-model-b-plus?src=raspberrypi" text:style-name="Internet_20_link" text:visited-style-name="Visited_20_Internet_20_Link"><text:span text:style-name="T28">Th</text:span></text:a><text:a xlink:type="simple" xlink:href="https://thepihut.com/products/raspberry-pi-3-model-b-plus?src=raspberrypi" text:style-name="Internet_20_link" text:visited-style-name="Visited_20_Internet_20_Link">ePiHut</text:a>)<text:span text:style-name="T26">(£2.50 postage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Model 3 B: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Prices match above (<text:a xlink:type="simple" xlink:href="https://uk.rs-online.com/web/p/processor-microcontroller-development-kits/8968660/" text:style-name="Internet_20_link" text:visited-style-name="Visited_20_Internet_20_Link">RS</text:a>) (<text:a xlink:type="simple" xlink:href="https://cpc.farnell.com/raspberry-pi/raspberrypi3-modb-1gb/sbc-raspberry-pi-model-b-1gb-cn/dp/SC14013" text:style-name="Internet_20_link" text:visited-style-name="Visited_20_Internet_20_Link">Farnell</text:a>) (<text:a xlink:type="simple" xlink:href="https://thepihut.com/collections/raspberry-pi/products/raspberry-pi-3-model-b" text:style-name="Internet_20_link" text:visited-style-name="Visited_20_Internet_20_Link">ThePiHut</text:a>)</text:p>
                                    </text:list-item>
                                    <text:list-item>
                                      <text:p text:style-name="P22">£31.99(<text:a xlink:type="simple" xlink:href="https://www.modmypi.com/pis-and-peripherals-1139/raspberry-pi-3-model-b" text:style-name="Internet_20_link" text:visited-style-name="Visited_20_Internet_20_Link">ModMyPi</text:a>)(<text:span text:style-name="T31">£3.50</text:span>) <text:s text:c="41"/>£<text:span text:style-name="T32">35.49</text:span></text:p>
                                    </text:list-item>
                                    <text:list-item>
                                      <text:p text:style-name="P24">Not listed on Pimoron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T16"/></text:p>
      <text:p text:style-name="P50"><text:span text:style-name="T16"/></text:p>
      <text:p text:style-name="P50"><text:span text:style-name="T16"/></text:p>
      <text:p text:style-name="P50"><text:span text:style-name="T16">Considering the above prices </text:span><text:span text:style-name="T17">t</text:span><text:span text:style-name="T16">he best option is </text:span><text:span text:style-name="T17">the Raspberry Pi 3 Model B</text:span><text:span text:style-name="T18">+</text:span><text:span text:style-name="T16">:</text:span></text:p>
      <text:list xml:id="list2706997419" text:style-name="L6">
        <text:list-item>
          <text:p text:style-name="P51"><text:span text:style-name="T19">34.07</text:span><text:span text:style-name="T20"> (</text:span><text:a xlink:type="simple" xlink:href="https://uk.rs-online.com/web/p/processor-microcontroller-development-kits/1373331?src=raspberrypi" text:style-name="Internet_20_link" text:visited-style-name="Visited_20_Internet_20_Link"><text:span text:style-name="T20">RS</text:span></text:a><text:span text:style-name="T20">)</text:span><text:span text:style-name="T21">(Free) <text:s text:c="4"/></text:span></text:p>
        </text:list-item>
      </text:list>
      <text:p text:style-name="P25"><text:span text:style-name="T29"/></text:p>
      <text:list xml:id="list163739997241660" text:continue-list="list163739303131286" text:style-name="L3">
        <text:list-item>
          <text:list>
            <text:list-item>
              <text:list>
                <text:list-item>
                  <text:p text:style-name="P47">Power supply:</text:p>
                  <text:list>
                    <text:list-item>
                      <text:p text:style-name="P47">The raspberry pi needs USB 5v power:</text:p>
                      <text:list>
                        <text:list-item>
                          <text:p text:style-name="P48">£5.80(<text:a xlink:type="simple" xlink:href="https://uk.rs-online.com/web/p/ac-dc-adapters/1770222/" text:style-name="Internet_20_link" text:visited-style-name="Visited_20_Internet_20_Link">RS</text:a>)(Free)</text:p>
                        </text:list-item>
                        <text:list-item>
                          <text:p text:style-name="P47">£6.00 (<text:a xlink:type="simple" xlink:href="https://www.modmypi.com/raspberry-pi/power-1051/power-supplies-1088/power-supply-uk-plug-5.1v-2.5a-pi-b-plus23" text:style-name="Internet_20_link" text:visited-style-name="Visited_20_Internet_20_Link">ModMyPi</text:a>)(<text:span text:style-name="T31">£3.50</text:span>)</text:p>
                        </text:list-item>
                        <text:list-item>
                          <text:p text:style-name="P48">£6.75(<text:a xlink:type="simple" xlink:href="https://uk.farnell.com/multicomp/mc002546/adaptor-ac-dc-5-1v-2-5a/dp/2843425?st=raspberry%20pi%20power" text:style-name="Internet_20_link" text:visited-style-name="Visited_20_Internet_20_Link">Farrnell</text:a>)(Free)</text:p>
                        </text:list-item>
                        <text:list-item>
                          <text:p text:style-name="P48">£8.00 (<text:a xlink:type="simple" xlink:href="https://shop.pimoroni.com/products/raspberry-pi-universal-power-supply" text:style-name="Internet_20_link" text:visited-style-name="Visited_20_Internet_20_Link">Pimoroni</text:a>)(£2.50)</text:p>
                        </text:list-item>
                        <text:list-item>
                          <text:p text:style-name="P48">£8.00(<text:a xlink:type="simple" xlink:href="https://thepihut.com/collections/raspberry-pi-power-supplies/products/official-raspberry-pi-universal-power-supply" text:style-name="Internet_20_link" text:visited-style-name="Visited_20_Internet_20_Link">ThePiHut</text:a>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2"/>
      <text:p text:style-name="P52"/>
      <text:p text:style-name="P52">Considering the price above, the best option is:</text:p>
      <text:list xml:id="list879553001" text:style-name="L9">
        <text:list-item>
          <text:p text:style-name="P53"><text:span text:style-name="T30">£5.80(</text:span><text:a xlink:type="simple" xlink:href="https://uk.rs-online.com/web/p/ac-dc-adapters/1770222/" text:style-name="Internet_20_link" text:visited-style-name="Visited_20_Internet_20_Link"><text:span text:style-name="T30">RS</text:span></text:a><text:span text:style-name="T30">)(Free)</text:span></text:p>
        </text:list-item>
      </text:list>
      <text:p text:style-name="P52"><text:tab/></text:p>
      <text:p text:style-name="P52"/>
      <text:p text:style-name="P13"/>
      <text:p text:style-name="P13">(<text:span text:style-name="T6">Only researched official resellers indicated by Raspberry Pi Foundation)</text:span></text:p>
      <text:p text:style-name="P19"><text:span text:style-name="T6">(All prices incl. vat, perhaps vat deductible?)</text:span></text:p>
      <text:p text:style-name="P19"><text:span text:style-name="T6"/></text:p>
      <text:p text:style-name="P19"><text:span text:style-name="T6"/></text:p>
      <text:p text:style-name="P23"/>
      <text:p text:style-name="P21"/>
      <text:p text:style-name="P21"/>
      <text:p text:style-name="P46"><text:span text:style-name="T19"/></text:p>
      <text:list xml:id="list3224167849" text:style-name="L5">
        <text:list-header>
          <text:p text:style-name="P2"/>
        </text:list-header>
      </text:list>
      <text:list xml:id="list1812417567" text:style-name="L2">
        <text:list-header>
          <text:p text:style-name="P1"><text:soft-page-break/></text:p>
        </text:list-header>
      </text:list>
      <text:p text:style-name="P3">Cabinet <text:span text:style-name="T32">Hardware</text:span>:</text:p>
      <text:p text:style-name="P3"/>
      <text:list xml:id="list163738451082858" text:continue-numbering="true" text:style-name="L2">
        <text:list-item>
          <text:p text:style-name="P1">Option one:<text:span text:style-name="T3"> </text:span><text:span text:style-name="T1">Pre-made cabinet</text:span></text:p>
          <text:p text:style-name="P1"><text:span text:style-name="T1"/></text:p>
          <text:list>
            <text:list-item>
              <text:p text:style-name="P4"><text:span text:style-name="T7">Picade:</text:span></text:p>
              <text:list>
                <text:list-item>
                  <text:p text:style-name="P5"><text:span text:style-name="T7">£150 (</text:span><text:a xlink:type="simple" xlink:href="https://shop.pimoroni.com/products/picade" text:style-name="Internet_20_link" text:visited-style-name="Visited_20_Internet_20_Link"><text:span text:style-name="T23">Pimoroni</text:span></text:a><text:span text:style-name="T7">) </text:span></text:p>
                </text:list-item>
                <text:list-item>
                  <text:p text:style-name="P9"><text:span text:style-name="T7">£150(</text:span><text:a xlink:type="simple" xlink:href="https://thepihut.com/products/picade-raspberry-pi-arcade-machine" text:style-name="Internet_20_link" text:visited-style-name="Visited_20_Internet_20_Link">ThePiHut</text:a><text:span text:style-name="T7">)</text:span></text:p>
                </text:list-item>
                <text:list-item>
                  <text:p text:style-name="P7"><text:span text:style-name="T7">Out of stock elsewhere</text:span></text:p>
                  <text:p text:style-name="P7"><text:span text:style-name="T7"/></text:p>
                </text:list-item>
              </text:list>
            </text:list-item>
            <text:list-item>
              <text:p text:style-name="P7"><text:span text:style-name="T7">Porta Pi Arcade 10” Vertical:</text:span></text:p>
              <text:list>
                <text:list-item>
                  <text:p text:style-name="P54">$305(<text:a xlink:type="simple" xlink:href="http://www.retrobuiltgames.com/diy-kits-shop/mini-arcade-kits/porta-pi-vertical-shmup/" text:style-name="Internet_20_link" text:visited-style-name="Visited_20_Internet_20_Link">here</text:a>)</text:p>
                </text:list-item>
              </text:list>
            </text:list-item>
            <text:list-item>
              <text:p text:style-name="P15">Porta Pi Arcade Nano:</text:p>
              <text:list>
                <text:list-item>
                  <text:p text:style-name="P54">$297(<text:a xlink:type="simple" xlink:href="http://www.retrobuiltgames.com/diy-kits-shop/mini-arcade-kits/porta-pi-nano/" text:style-name="Internet_20_link" text:visited-style-name="Visited_20_Internet_20_Link">here</text:a>)</text:p>
                </text:list-item>
              </text:list>
            </text:list-item>
            <text:list-item>
              <text:p text:style-name="P15">Porta Pi Arcade Classic:</text:p>
              <text:list>
                <text:list-item>
                  <text:p text:style-name="P16">$340 (<text:a xlink:type="simple" xlink:href="http://www.retrobuiltgames.com/diy-kits-shop/mini-arcade-kits/porta-pi-arcade-10-hd/" text:style-name="Internet_20_link" text:visited-style-name="Visited_20_Internet_20_Link">here</text:a>)</text:p>
                </text:list-item>
              </text:list>
            </text:list-item>
          </text:list>
        </text:list-item>
      </text:list>
      <text:p text:style-name="P6"><text:span text:style-name="T7"/></text:p>
      <text:p text:style-name="P6"><text:span text:style-name="T7"/></text:p>
      <text:list xml:id="list163740256732175" text:continue-numbering="true" text:style-name="L2">
        <text:list-item>
          <text:p text:style-name="P5"><text:span text:style-name="T6">Option two: </text:span><text:span text:style-name="T9">Build our own</text:span></text:p>
        </text:list-item>
      </text:list>
      <text:p text:style-name="P8"><text:span text:style-name="T9"/></text:p>
      <text:list xml:id="list163738372695125" text:continue-numbering="true" text:style-name="L2">
        <text:list-item>
          <text:list>
            <text:list-item>
              <text:p text:style-name="P28"><text:span text:style-name="T1">Screen: </text:span><text:span text:style-name="T2">(</text:span><text:span text:style-name="T10">Grouped together by siz</text:span><text:span text:style-name="T11">e, smaller than 4.0” available, </text:span><text:span text:style-name="T12">larger than 10” also available</text:span><text:span text:style-name="T11">)</text:span></text:p>
              <text:list>
                <text:list-item>
                  <text:list>
                    <text:list-item>
                      <text:list>
                        <text:list-item>
                          <text:p text:style-name="P37">4.0”</text:p>
                          <text:list>
                            <text:list-item>
                              <text:list>
                                <text:list-item>
                                  <text:p text:style-name="P37">£32.50(<text:a xlink:type="simple" xlink:href="https://thepihut.com/products/hyperpixel" text:style-name="Internet_20_link" text:visited-style-name="Visited_20_Internet_20_Link">ThePiHut</text:a>)<text:span text:style-name="T35">(</text:span><text:a xlink:type="simple" xlink:href="https://shop.pimoroni.com/products/hyperpixel-4?variant=12569539706963" text:style-name="Internet_20_link" text:visited-style-name="Visited_20_Internet_20_Link"><text:span text:style-name="T35">Pimoroni</text:span></text:a><text:span text:style-name="T35">)</text:span></text:p>
                                  <text:p text:style-name="P35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">5.0” <text:span text:style-name="T34">Touchscreen</text:span>:</text:p>
                          <text:list>
                            <text:list-item>
                              <text:list>
                                <text:list-item>
                                  <text:p text:style-name="P35">£37.00(<text:a xlink:type="simple" xlink:href="https://thepihut.com/products/adafruit-5-0-40-pin-tft-display-800x480-with-touchscreen" text:style-name="Internet_20_link" text:visited-style-name="Visited_20_Internet_20_Link">ThePiHut</text:a>)</text:p>
                                </text:list-item>
                                <text:list-item>
                                  <text:p text:style-name="P42">£43.99(<text:a xlink:type="simple" xlink:href="https://www.modmypi.com/raspberry-pi/screens-and-displays/raspberry-pi-screens/hdmi-5-800x480-touch-screen-and-case-usb" text:style-name="Internet_20_link" text:visited-style-name="Visited_20_Internet_20_Link">ModMyPi</text:a>)</text:p>
                                  <text:p text:style-name="P35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5.0” :</text:p>
                          <text:list>
                            <text:list-item>
                              <text:list>
                                <text:list-item>
                                  <text:p text:style-name="P37">£28.00(<text:a xlink:type="simple" xlink:href="https://thepihut.com/products/adafruit-5-0-40-pin-800x480-tft-display-without-touchscreen" text:style-name="Internet_20_link" text:visited-style-name="Visited_20_Internet_20_Link">ThePiHut</text:a>)</text:p>
                                </text:list-item>
                                <text:list-item>
                                  <text:p text:style-name="P37">£53.50(<text:a xlink:type="simple" xlink:href="https://shop.pimoroni.com/products/hdmi-5-display-backpack-without-touch" text:style-name="Internet_20_link" text:visited-style-name="Visited_20_Internet_20_Link">Pimoroni</text:a>)</text:p>
                                </text:list-item>
                                <text:list-item>
                                  <text:p text:style-name="P42">£55.50(<text:a xlink:type="simple" xlink:href="https://thepihut.com/products/adafruit-hdmi-5-display-backpack-without-touch" text:style-name="Internet_20_link" text:visited-style-name="Visited_20_Internet_20_Link">ModMyPi</text:a>)</text:p>
                                  <text:p text:style-name="P38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7" Touchscreen:</text:p>
                          <text:list>
                            <text:list-item>
                              <text:list>
                                <text:list-item>
                                  <text:p text:style-name="P36">£59.63(<text:a xlink:type="simple" xlink:href="https://cpc.farnell.com/raspberry-pi/raspberrypi-display/raspberry-pi-touchscreen-display/dp/SC13858?src=raspberrypi" text:style-name="Internet_20_link" text:visited-style-name="Visited_20_Internet_20_Link">Farnell</text:a>)</text:p>
                                </text:list-item>
                                <text:list-item>
                                  <text:p text:style-name="P36">£60.00(<text:a xlink:type="simple" xlink:href="https://thepihut.com/products/official-raspberry-pi-7-touchscreen-display?src=raspberrypi" text:style-name="Internet_20_link" text:visited-style-name="Visited_20_Internet_20_Link">ThePiHut</text:a>)</text:p>
                                </text:list-item>
                                <text:list-item>
                                  <text:p text:style-name="P37">£60.00 (<text:a xlink:type="simple" xlink:href="https://shop.pimoroni.com/products/raspberry-pi-7-touchscreen-display-with-frame?src=raspberrypi" text:style-name="Internet_20_link" text:visited-style-name="Visited_20_Internet_20_Link">Pimoroni</text:a>)</text:p>
                                </text:list-item>
                                <text:list-item>
                                  <text:p text:style-name="P40">£59.99(<text:a xlink:type="simple" xlink:href="https://www.modmypi.com/pis-and-peripherals-1139/raspberry-pi-7-touchscreen-display-official?src=raspberrypi" text:style-name="Internet_20_link" text:visited-style-name="Visited_20_Internet_20_Link">ModMyPi</text:a>)</text:p>
                                </text:list-item>
                                <text:list-item>
                                  <text:p text:style-name="P43">56.37(<text:a xlink:type="simple" xlink:href="https://uk.rs-online.com/web/p/graphics-display-development-kits/1115927/" text:style-name="Internet_20_link" text:visited-style-name="Visited_20_Internet_20_Link">RS</text:a>)</text:p>
                                  <text:list>
                                    <text:list-item>
                                      <text:p text:style-name="P43">£60.47(<text:a xlink:type="simple" xlink:href="https://uk.rs-online.com/web/p/graphics-display-development-kits/8997466/" text:style-name="Internet_20_link" text:visited-style-name="Visited_20_Internet_20_Link">RS</text:a>)</text:p>
                                    </text:list-item>
                                    <text:list-item>
                                      <text:p text:style-name="P43">£104.39(<text:a xlink:type="simple" xlink:href="https://uk.rs-online.com/web/p/graphics-display-development-kits/1743274/" text:style-name="Internet_20_link" text:visited-style-name="Visited_20_Internet_20_Link">RS</text:a>)</text:p>
                                      <text:p text:style-name="P43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8”:</text:p>
                          <text:list>
                            <text:list-item>
                              <text:list>
                                <text:list-item>
                                  <text:p text:style-name="P37">£55(<text:a xlink:type="simple" xlink:href="https://shop.pimoroni.com/products/hdmi-8-lcd-screen-kit-1024x768" text:style-name="Internet_20_link" text:visited-style-name="Visited_20_Internet_20_Link">Pimoroni</text:a>)</text:p>
                                  <text:p text:style-name="P37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10.1”:</text:p>
                          <text:list>
                            <text:list-item>
                              <text:list>
                                <text:list-item>
                                  <text:p text:style-name="P44">£95.99(<text:a xlink:type="simple" xlink:href="https://uk.rs-online.com/web/p/graphics-display-development-kits/1743273/" text:style-name="Internet_20_link" text:visited-style-name="Visited_20_Internet_20_Link">RS</text:a><text:span text:style-name="T36">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(<text:span text:style-name="T6">Other screens appear cheaper however did not include driver board and so when including driver board, price was not competitive)</text:span></text:p>
      <text:p text:style-name="P39"><text:soft-page-break/></text:p>
      <text:p text:style-name="P39"/>
      <text:list xml:id="list163738351012806" text:continue-numbering="true" text:style-name="L2">
        <text:list-item>
          <text:list>
            <text:list-item>
              <text:p text:style-name="P55"><text:span text:style-name="T24">J</text:span><text:span text:style-name="T22">oysticks and buttons:</text:span></text:p>
              <text:list>
                <text:list-item>
                  <text:list>
                    <text:list-item>
                      <text:list>
                        <text:list-item>
                          <text:p text:style-name="P56"><text:span text:style-name="T22">Buttons and Joystick:</text:span></text:p>
                          <text:list>
                            <text:list-item>
                              <text:list>
                                <text:list-item>
                                  <text:p text:style-name="P58"><text:span text:style-name="T22">£16.98(</text:span><text:a xlink:type="simple" xlink:href="https://www.amazon.co.uk/Encoder-Joystick-Function-Raspberry-RetroPie-Black/dp/B07FM3RN5C?psc=1&amp;SubscriptionId=AKIAILSHYYTFIVPWUY6Q&amp;tag=duc08-21&amp;linkCode=xm2&amp;camp=2025&amp;creative=165953&amp;creativeASIN=B07FM3RN5C" text:style-name="Internet_20_link" text:visited-style-name="Visited_20_Internet_20_Link">amazon</text:a><text:span text:style-name="T22">)(free)</text:span></text:p>
                                </text:list-item>
                                <text:list-item>
                                  <text:p text:style-name="P56"><text:span text:style-name="T22">£22.99(</text:span><text:a xlink:type="simple" xlink:href="https://www.amazon.co.uk/EG-Encoder-Joystick-Illuminated-Raspberry/dp/B075DFNK24?SubscriptionId=AKIAILSHYYTFIVPWUY6Q&amp;tag=duc08-21&amp;linkCode=xm2&amp;camp=2025&amp;creative=165953&amp;creativeASIN=B075DFNK24" text:style-name="Internet_20_link" text:visited-style-name="Visited_20_Internet_20_Link">amazon</text:a><text:span text:style-name="T22">)(</text:span><text:span text:style-name="T25">f</text:span><text:span text:style-name="T22">ree)</text:span></text:p>
                                </text:list-item>
                                <text:list-item>
                                  <text:p text:style-name="P56"><text:span text:style-name="T22">£23.19(</text:span><text:a xlink:type="simple" xlink:href="https://www.amazon.co.uk/Quimat-Joystick-raspberry-rotation-Fighting/dp/B0772SDCG8?psc=1&amp;SubscriptionId=AKIAILSHYYTFIVPWUY6Q&amp;tag=duc08-21&amp;linkCode=xm2&amp;camp=2025&amp;creative=165953&amp;creativeASIN=B0772SDCG8" text:style-name="Internet_20_link" text:visited-style-name="Visited_20_Internet_20_Link">amazon</text:a><text:span text:style-name="T22">)(free)</text:span></text:p>
                                </text:list-item>
                                <text:list-item>
                                  <text:p text:style-name="P56"><text:span text:style-name="T22">£13.21(</text:span><text:a xlink:type="simple" xlink:href="https://www.aliexpress.com/item/DIY-Arcade-Set-Kits-5-Pin-Joystick-24mm-30mm-Push-Buttons-Replacement-Parts-USB-Cable-Encoder/32666873436.html?aff_platform=aaf&amp;cpt=1540916695727&amp;sk=NrFYnYN&amp;aff_trace_key=6b683920f8864d21b9e4873fc6421d33-1540916695727-06564-NrFYnYN&amp;terminal_id=db3bb8a32f124828b43c52f7d02d6d7a" text:style-name="Internet_20_link" text:visited-style-name="Visited_20_Internet_20_Link">ali</text:a><text:span text:style-name="T22">)(Free 20-40day postage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7"><text:span text:style-name="T22"/></text:p>
      <text:list xml:id="list163739216750651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6"><text:span text:style-name="T22">2 Player buttons and joysticks:</text:span></text:p>
                          <text:list>
                            <text:list-item>
                              <text:list>
                                <text:list-item>
                                  <text:p text:style-name="P58"><text:span text:style-name="T22">£34.99(</text:span><text:a xlink:type="simple" xlink:href="https://www.amazon.co.uk/EG-Joystick-Encoder-Buttons-Raspberry/dp/B077J2WGKT?SubscriptionId=AKIAILSHYYTFIVPWUY6Q&amp;tag=duc08-21&amp;linkCode=xm2&amp;camp=2025&amp;creative=165953&amp;creativeASIN=B077J2WGKT" text:style-name="Internet_20_link" text:visited-style-name="Visited_20_Internet_20_Link">amazon</text:a><text:span text:style-name="T22">)(free)</text:span></text:p>
                                </text:list-item>
                                <text:list-item>
                                  <text:p text:style-name="P56">£55.13(<text:a xlink:type="simple" xlink:href="https://www.amazon.co.uk/EG-Classic-Joystick-Raspberry-Fighting/dp/B075DBJXR7?SubscriptionId=AKIAILSHYYTFIVPWUY6Q&amp;tag=duc08-21&amp;linkCode=xm2&amp;camp=2025&amp;creative=165953&amp;creativeASIN=B075DBJXR7" text:style-name="Internet_20_link" text:visited-style-name="Visited_20_Internet_20_Link">amazon</text:a>)(free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63739156407185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6">Sparkfun PiRerocade </text:p>
                          <text:list>
                            <text:list-item>
                              <text:list>
                                <text:list-item>
                                  <text:p text:style-name="P56">$44.95 (<text:a xlink:type="simple" xlink:href="https://www.sparkfun.com/products/14007" text:style-name="Internet_20_link" text:visited-style-name="Visited_20_Internet_20_Link">here</text:a>)($18 postage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7"/></text:p>
      <text:list xml:id="list163738875391222" text:continue-numbering="true" text:style-name="L2">
        <text:list-item>
          <text:p text:style-name="P26">Option three: <text:span text:style-name="T1">Monitor with smaller cabinet game</text:span></text:p>
          <text:p text:style-name="P26"><text:span text:style-name="T1"/></text:p>
          <text:list>
            <text:list-item>
              <text:p text:style-name="P31"><text:span text:style-name="T33">Monitor :</text:span><text:span text:style-name="T1"> </text:span><text:span text:style-name="T9">free (Using one Craft Prospect has)</text:span></text:p>
              <text:p text:style-name="P31"><text:span text:style-name="T1"/></text:p>
            </text:list-item>
            <text:list-item>
              <text:p text:style-name="P32"><text:span text:style-name="T33">Parts:</text:span><text:span text:style-name="T1"> </text:span><text:span text:style-name="T9">same as above (except for screen)</text:span></text:p>
            </text:list-item>
          </text:list>
        </text:list-item>
      </text:list>
      <text:p text:style-name="P33"><text:span text:style-name="T9"/></text:p>
      <text:p text:style-name="P33"><text:span text:style-name="T9"/></text:p>
      <text:p text:style-name="P29"><text:span text:style-name="T6">Cabinet material:</text:span></text:p>
      <text:p text:style-name="P29"><text:span text:style-name="T6"/></text:p>
      <text:p text:style-name="P34"><text:span text:style-name="T6"/></text:p>
      <text:p text:style-name="P27"><text:span text:style-name="T3">Give smaller than </text:span><text:span text:style-name="T4">initially expected</text:span><text:span text:style-name="T3">, 3D printing </text:span><text:span text:style-name="T4">may be</text:span><text:span text:style-name="T3"> an option </text:span><text:span text:style-name="T4">(</text:span><text:span text:style-name="T8">Andrew will research)</text:span></text:p>
      <text:p text:style-name="P27"><text:span text:style-name="T3"/></text:p>
      <text:p text:style-name="P30"><text:span text:style-name="T3">Otherwise wood is the cheapest most available option. Multiple online tutorials describing plans for wooden arcade. </text:span><text:span text:style-name="T5">PVC sheet also an option</text:span></text:p>
      <text:p text:style-name="P30"><text:span text:style-name="T5"/></text:p>
      <text:p text:style-name="P30"><text:span text:style-name="T5">Either way, don’t expect it to be more £30, <text:s/>however needs more research. Have to decide if wood finish sufficent. Possible to route with university for better fini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ed42" officeooo:paragraph-rsid="0001ed42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rdware proposal for Arcade cabin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3:54:27.152713709</meta:creation-date>
    <dc:date>2018-10-30T16:37:37.990885448</dc:date>
    <meta:editing-duration>PT15M42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3" meta:paragraph-count="96" meta:word-count="463" meta:character-count="2794" meta:non-whitespace-character-count="2440"/>
  </office:meta>
</office:document-meta>
</file>